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626" officeooo:paragraph-rsid="00041626"/>
    </style:style>
    <style:style style:name="T1" style:family="text">
      <style:text-properties officeooo:rsid="00060bb7"/>
    </style:style>
    <style:style style:name="T2" style:family="text">
      <style:text-properties officeooo:rsid="00069052"/>
    </style:style>
    <style:style style:name="T3" style:family="text">
      <style:text-properties officeooo:rsid="0006c88a"/>
    </style:style>
    <style:style style:name="T4" style:family="text">
      <style:text-properties officeooo:rsid="00085a2c"/>
    </style:style>
    <style:style style:name="T5" style:family="text">
      <style:text-properties officeooo:rsid="000aa1e7"/>
    </style:style>
    <style:style style:name="T6" style:family="text">
      <style:text-properties officeooo:rsid="000dca24"/>
    </style:style>
    <style:style style:name="T7" style:family="text">
      <style:text-properties officeooo:rsid="000e4c29"/>
    </style:style>
    <style:style style:name="T8" style:family="text">
      <style:text-properties officeooo:rsid="000f0e3f"/>
    </style:style>
    <style:style style:name="T9" style:family="text">
      <style:text-properties officeooo:rsid="0011d94b"/>
    </style:style>
    <style:style style:name="T10" style:family="text">
      <style:text-properties officeooo:rsid="001371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9 </text:h>
      <text:h text:style-name="Heading_20_2" text:outline-level="2">Karma</text:h>
      <text:p text:style-name="P1"/>
      <text:p text:style-name="P1"><text:tab/><text:span text:style-name="T1">Angie sits down rubbing her temples. She then spreads her legs and smiles thinking. Damn if Kit was only here. She then sighs and remembers Beth telling her that she’s, “Kit’s problem” She then sighs and says, “I’m proposing to the girl. <text:s/>I’ve been planning this for a few weeks now” She stands up and walks over to her phone and calls Kit’s old number.</text:span></text:p>
      <text:p text:style-name="P1"/>
      <text:p text:style-name="P1"><text:tab/><text:span text:style-name="T2">When her Kit’s mom answers Angie laughs and says, “Hey mom” She hears, “Oh hey Ang” Next she hears, “Hey Angie”, in Kit’s voice. A joyful feeling over comes Angie and she goes on and tell <text:s/>her, “I just wanted to tell you. I got released today, and the doctor says everything is healing great” A happy Kit replies, “Great I can come home. I love it here but I miss you” Angie panics and looks around at the basement that she hasn’t even started on yet. So she replies, “Oh no. Just stay a little longer. Please, at least don’t leave till tomarow” Then an angry Kit says, “Angie what the hell is going on? First mom is caling you Ang. Next mom is calling you Ang” Angie laughs picturing Kit mad and says, “Awe. Your so cute when your mad” Kit yells back, “You can’t even see me!” Angie laughing says, “But I know what you look like and ti’s moaking me horny”</text:span></text:p>
      <text:p text:style-name="P1"/>
      <text:p text:style-name="P1"><text:tab/><text:span text:style-name="T3">Kit replies, “Shh. Mom might hear you” Angie replies, “Ever figure out how she does that?” Angie then hears her phone beap and sees Jacklyn calling so she says, “Well I can’t wait to get home. Bye” She hears “Bye”, from Kit then as she’s hanging up says, “I love you”, then ends the call before Kit can reply.</text:span></text:p>
      <text:p text:style-name="P1"/>
      <text:p text:style-name="P1"><text:tab/><text:span text:style-name="T3">After answering Jacklyn’s call she says, “OK”, her heart’s still racing. Jacklyn replies, “I have the stuff” Angie rolls <text:s/>her eyes and says, “OK I’ll be up there in a second”</text:span></text:p>
      <text:p text:style-name="P1"/>
      <text:p text:style-name="P1"><text:tab/><text:span text:style-name="T4">She opens the door to a bunch of people walking in carrying things she looks at Jacklyn and says, “Good looks like everything”. She smiles and says, “Oh here’s a prescription”, and hands her a piece paper. Angie walks the people down stairs and shows them where to put all the stuff.</text:span></text:p>
      <text:p text:style-name="P1"/>
      <text:p text:style-name="P1"><text:tab/><text:span text:style-name="T5">After they’re done it’s getting dark Jacklyn is still there so she says, “This time you did a good job. What time is your nephews party?” Jacklyn replies, “Next week” Angie growls and says, “You told me you coudln’t help because you needed to set up your nephews party” Jacklyn replies while going over to the couch and says, “Yeah I work at a bar he’s excited to see what I can set up with my experiance” Angie covers her face with her hand and says, “Jacklyn your an assistant for me you mostly get me coffee whin I’m going paperowrk then during the night you answer phone calls” Jacklyn says, “So where’s the remote?” Angie sighs trying her best not to fire her and says, “Jacklyn your being paid to help me watching TV ain’t <text:s/>helping” Jacklyn points to the clock and says, “I was off the clock an hour ago. Anyway you know you want to come over here and fuck me” Angie growls and starts to scream but then remembers her pushing her boobs together and saying, “Hey”, to a young wolf. She growls and says, “Fuck this is annoying as hell” She then says, “Damn it”, realizing she can’t fire Jacklyn because she’s doing the exact same thing that Angie does to Spec. Out of frustration she screams, “At least I don’t lay around and watch TV when I’m working!” Jacklyn looks up and says, “Yeah?” Angie tells her, “Jacklyn you can go home” Before going to the bar and getting her a drink.</text:span></text:p>
      <text:p text:style-name="P1"/>
      <text:p text:style-name="P1"><text:soft-page-break/><text:tab/><text:span text:style-name="T6">While drink the glass she says, “This damn last four days. First my ex tries to kill my girlfriend who’s then killed by a vigilante that has been protecting Kit, but not until I was shot. Fuck” She turns on the TV Over the bar and uses it as noise. While she looks down and says, “And know I realize just how annoying always being hit on is. What’s happening to me. Damn it karma sucks”</text:span></text:p>
      <text:p text:style-name="P1"/>
      <text:p text:style-name="P1"/>
      <text:p text:style-name="P1"/>
      <text:h text:style-name="Heading_20_2" text:outline-level="2">Chase’s Date</text:h>
      <text:p text:style-name="Text_20_body"><text:tab/><text:span text:style-name="T7">Chase is in his room putting on a button up shirt and fixing his hair. Looking in the mirrro as his reflection he says, “I just got coffee with this girl.” He’s interrupts by his window opening. He instinctively reaches beside his closet where he use to keep a gun but it’s no longer there. But sees Mike walking in threw the window.</text:span></text:p>
      <text:p text:style-name="Text_20_body"><text:tab/><text:span text:style-name="T8">Chase blinks and says, “You’ve been watching me?” Mike shrugs buttoning his pants and says, “We fuck our sister’s and you think nothing of it. But I jack off to you with out pants on and you freak out?” Mike shrugs and says, “You would jack off to Kit” Chase growls and says, “No that was you. I would go in there and fuck her ass while you jacked off to her dressing pretending to have sex with Josh in school.” Mike laughs and says, “Oh so you know she would masturbate pretending her finger was him but you didn’t watch her?” Chase flips him off and says, “Fuck you” Mike shrugs and unbuttons his pants saying, “If you insist”. Chase curls his nose and says, “Hell no” Mike replies, “You offered” Chase backs up and says, “No I didn’t” Mike laughs and buttons his pants up and says, “Chase relax man. So did you hook up with Wendy?” Chase goes back to the mirror and says, “No. I’ts a girl I met in a dinner named Heather. Remember Wedny’s off the market” Mike nods and says, “So what does this Heather look like?” Chase shrugs and says, “She’s a white terrier with messed up hair”. Mike sits on Chase’s bed and says, “So what about the part that matters?” Chase shrugs and says, “She’s a sweat girl. Her brother’s a pain in the ass but she’s nice.” Mike blinks and says, “This is the first date and you’ve already met the family?” Chase shrugs and says, “Just her brother he answered the door. Also she talked about her parents in past tense so I didn’t want to ask just encase there not around anymore”</text:span></text:p>
      <text:p text:style-name="Text_20_body"><text:tab/><text:span text:style-name="T9">Chase turns around and says, “So what about you other than jacking of to your brother changing his underwear what have you been upto? Mike shrugs and says, “I started texting some slut. Who’s dad’s a cop today.” Chase laughs and says, “Damn”. Mike nods and says, “I’m beginning to think she’s more intrested in a relation ship with him than anyone else” Chase laughs, “Oh so why do you say that?” Mike shows him a picture of her and says, “Someone has to be taking this pictures she takes them then sends <text:s/>them right to me.” Chase shrugs and says, “She’s a slut so maybe she already to them a while back and just sends them at random” Mike shows him another and says, “I don’t think so. Look in that mirror behind in this picture there someone with the same color hair as her dad.” Chase laughs, “Oh so you thought it was something that I just got coffee with Heather and met her brother but your just sexting a girl and met her dad?” Mike shrugs and says, “He puled me over. It’s a long story I don’t want to tell it to you”. Chase smiles and says, “This one I have to hear.” Mike frowns and says, “No you don’t. I’m gone”.</text:span></text:p>
      <text:p text:style-name="Text_20_body"><text:soft-page-break/><text:tab/><text:span text:style-name="T10">Chase laughs and says, “I have a door you idiot” Mike shrgus and says, “Sometimes I want to act like I’m a friend in an early nineties sitcom”</text:span></text:p>
      <text:p text:style-name="Text_20_body"><text:tab/><text:span text:style-name="T10">Chase shakes his head and says, “Idiot” then heads downstairs. Mike is walking across the roof when he sees a white fox crouched down peeking into his window. Mike walks u pto her and clears his throat.</text:span></text:p>
      <text:p text:style-name="Text_20_body"><text:tab/><text:span text:style-name="T10">She jumps back ready to attack till she realizes who it is. She stands up and says, “Oh hey Mike.” Mike says, “What the hell are you doing here?” She shrugs and says, “Your not the only one that likes this” Mike rolls his eyes and says, “Yeah I know but how did you find out where I live now?” Alex laughs and says, “Mike I’ve been watching you for a long time now. I watched you in the holler back home and found out you moved to that little apartment.” Mike shakes his head and says, “I left you a note telling you.” The fox shrugs and says, “So what was with the other Alex that use to sit out here. Is this just a common theme around for you guys?” Mike shakes his head and says, “No he thought he was protecting Kit. he’s now in prison. Your a girl that started stalking me in school until I caught you. After we fucked we had an agreement. But why are you still here. Hell your married.” The fox shrugs and says, “You marry the guy he never fucks me”. She sits down next to Mike’s window and continues, “So I have to defend for myself. I tried using a dildo and even cheating on him. But then I went back and started watching you. I mean fucking that Alex guy was cool but I was watching you while <text:s/>he nailed me.” Mike sits beside her and says, “Ok how about this. How about we start opening dating? After you divorce your husband.” The fox asks, “What about that girl your flirting with?” Mike shrugs, “I think her and her dad just like teasing people. I’m not sure what the hell is going on. I just guessed about her dad” The fox stands up and says, “Well see you in a week or two. I got to go crush someone's heart.” Mike goes inside and says, “I admit the peeping tom thing is a little creepy.” He looks down at his phone on his bed and sees the lab posed naked for him with her legs spread apart, Captioned, “I want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00:05:08.645000000</meta:creation-date>
    <dc:date>2017-04-14T15:27:09.283000000</dc:date>
    <meta:editing-duration>PT8M53S</meta:editing-duration>
    <meta:editing-cycles>1</meta:editing-cycles>
    <meta:document-statistic meta:table-count="0" meta:image-count="0" meta:object-count="0" meta:page-count="3" meta:paragraph-count="16" meta:word-count="1702" meta:character-count="8919" meta:non-whitespace-character-count="7213"/>
    <meta:generator>LibreOffice/5.3.0.3$Windows_X86_64 LibreOffice_project/7074905676c47b82bbcfbea1aeefc84afe1c50e1</meta:generator>
  </office:meta>
</office:document-meta>
</file>